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fo:font-style="normal" officeooo:rsid="00229d5d" officeooo:paragraph-rsid="000da281" style:font-style-asian="normal" style:font-style-complex="normal"/>
    </style:style>
    <style:style style:name="P8" style:family="paragraph" style:parent-style-name="Text_20_body">
      <style:paragraph-properties fo:text-align="start" style:justify-single-word="false"/>
      <style:text-properties style:font-name="Georgia" officeooo:rsid="000da281" officeooo:paragraph-rsid="000da281"/>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italic" officeooo:rsid="0021b4e4" style:font-style-asian="italic" style:font-style-complex="italic"/>
    </style:style>
    <style:style style:name="T13" style:family="text">
      <style:text-properties fo:font-style="italic" officeooo:rsid="0021d812" style:font-style-asian="italic" style:font-style-complex="italic"/>
    </style:style>
    <style:style style:name="T14" style:family="text">
      <style:text-properties fo:font-style="italic" officeooo:rsid="0026e151" style:font-style-asian="italic" style:font-style-complex="italic"/>
    </style:style>
    <style:style style:name="T15" style:family="text">
      <style:text-properties fo:font-style="italic" officeooo:rsid="0028c9ca" style:font-style-asian="italic" style:font-style-complex="italic"/>
    </style:style>
    <style:style style:name="T16" style:family="text">
      <style:text-properties fo:font-style="italic" officeooo:rsid="0037ed67" style:font-style-asian="italic" style:font-style-complex="italic"/>
    </style:style>
    <style:style style:name="T17" style:family="text">
      <style:text-properties fo:font-style="italic" officeooo:rsid="003b9955" style:font-style-asian="italic" style:font-style-complex="italic"/>
    </style:style>
    <style:style style:name="T18" style:family="text">
      <style:text-properties fo:font-style="italic" officeooo:rsid="003cabab" style:font-style-asian="italic" style:font-style-complex="italic"/>
    </style:style>
    <style:style style:name="T19" style:family="text">
      <style:text-properties fo:font-style="italic" style:text-underline-style="none" officeooo:rsid="0045d71f" style:font-style-asian="italic" style:font-style-complex="italic"/>
    </style:style>
    <style:style style:name="T20" style:family="text">
      <style:text-properties fo:font-style="normal" officeooo:rsid="001895a7" style:font-style-asian="normal" style:font-style-complex="normal"/>
    </style:style>
    <style:style style:name="T21" style:family="text">
      <style:text-properties fo:font-style="normal" officeooo:rsid="0019f960" style:font-style-asian="normal" style:font-style-complex="normal"/>
    </style:style>
    <style:style style:name="T22" style:family="text">
      <style:text-properties fo:font-style="normal" officeooo:rsid="001a6c50" style:font-style-asian="normal" style:font-style-complex="normal"/>
    </style:style>
    <style:style style:name="T23" style:family="text">
      <style:text-properties fo:font-style="normal" officeooo:rsid="001bce30" style:font-style-asian="normal" style:font-style-complex="normal"/>
    </style:style>
    <style:style style:name="T24" style:family="text">
      <style:text-properties fo:font-style="normal" officeooo:rsid="001c2cf4" style:font-style-asian="normal" style:font-style-complex="normal"/>
    </style:style>
    <style:style style:name="T25" style:family="text">
      <style:text-properties fo:font-style="normal" officeooo:rsid="001da885" style:font-style-asian="normal" style:font-style-complex="normal"/>
    </style:style>
    <style:style style:name="T26" style:family="text">
      <style:text-properties fo:font-style="normal" officeooo:rsid="001eaa09" style:font-style-asian="normal" style:font-style-complex="normal"/>
    </style:style>
    <style:style style:name="T27" style:family="text">
      <style:text-properties fo:font-style="normal" officeooo:rsid="001f4482" style:font-style-asian="normal" style:font-style-complex="normal"/>
    </style:style>
    <style:style style:name="T28" style:family="text">
      <style:text-properties fo:font-style="normal" officeooo:rsid="00205fab" style:font-style-asian="normal" style:font-style-complex="normal"/>
    </style:style>
    <style:style style:name="T29" style:family="text">
      <style:text-properties fo:font-style="normal" officeooo:rsid="0021b4e4" style:font-style-asian="normal" style:font-style-complex="normal"/>
    </style:style>
    <style:style style:name="T30" style:family="text">
      <style:text-properties fo:font-style="normal" officeooo:rsid="0021d812" style:font-style-asian="normal" style:font-style-complex="normal"/>
    </style:style>
    <style:style style:name="T31" style:family="text">
      <style:text-properties fo:font-style="normal" officeooo:rsid="00229d5d" style:font-style-asian="normal" style:font-style-complex="normal"/>
    </style:style>
    <style:style style:name="T32" style:family="text">
      <style:text-properties fo:font-style="normal" officeooo:rsid="002341bb" style:font-style-asian="normal" style:font-style-complex="normal"/>
    </style:style>
    <style:style style:name="T33" style:family="text">
      <style:text-properties fo:font-style="normal" officeooo:rsid="0024ecbc" style:font-style-asian="normal" style:font-style-complex="normal"/>
    </style:style>
    <style:style style:name="T34" style:family="text">
      <style:text-properties fo:font-style="normal" officeooo:rsid="0026e151" style:font-style-asian="normal" style:font-style-complex="normal"/>
    </style:style>
    <style:style style:name="T35" style:family="text">
      <style:text-properties fo:font-style="normal" officeooo:rsid="0028c9ca" style:font-style-asian="normal" style:font-style-complex="normal"/>
    </style:style>
    <style:style style:name="T36" style:family="text">
      <style:text-properties fo:font-style="normal" officeooo:rsid="0029cfdb" style:font-style-asian="normal" style:font-style-complex="normal"/>
    </style:style>
    <style:style style:name="T37" style:family="text">
      <style:text-properties fo:font-style="normal" officeooo:rsid="002b7470" style:font-style-asian="normal" style:font-style-complex="normal"/>
    </style:style>
    <style:style style:name="T38" style:family="text">
      <style:text-properties fo:font-style="normal" officeooo:rsid="002c8359" style:font-style-asian="normal" style:font-style-complex="normal"/>
    </style:style>
    <style:style style:name="T39" style:family="text">
      <style:text-properties fo:font-style="normal" officeooo:rsid="002e67e4" style:font-style-asian="normal" style:font-style-complex="normal"/>
    </style:style>
    <style:style style:name="T40" style:family="text">
      <style:text-properties fo:font-style="normal" officeooo:rsid="002edbe4" style:font-style-asian="normal" style:font-style-complex="normal"/>
    </style:style>
    <style:style style:name="T41" style:family="text">
      <style:text-properties fo:font-style="normal" officeooo:rsid="002fd208" style:font-style-asian="normal" style:font-style-complex="normal"/>
    </style:style>
    <style:style style:name="T42" style:family="text">
      <style:text-properties fo:font-style="normal" officeooo:rsid="002ff666" style:font-style-asian="normal" style:font-style-complex="normal"/>
    </style:style>
    <style:style style:name="T43" style:family="text">
      <style:text-properties fo:font-style="normal" officeooo:rsid="003076e1" style:font-style-asian="normal" style:font-style-complex="normal"/>
    </style:style>
    <style:style style:name="T44" style:family="text">
      <style:text-properties fo:font-style="normal" officeooo:rsid="003158d6" style:font-style-asian="normal" style:font-style-complex="normal"/>
    </style:style>
    <style:style style:name="T45" style:family="text">
      <style:text-properties fo:font-style="normal" officeooo:rsid="0031ef09" style:font-style-asian="normal" style:font-style-complex="normal"/>
    </style:style>
    <style:style style:name="T46" style:family="text">
      <style:text-properties fo:font-style="normal" officeooo:rsid="00323d62" style:font-style-asian="normal" style:font-style-complex="normal"/>
    </style:style>
    <style:style style:name="T47" style:family="text">
      <style:text-properties fo:font-style="normal" officeooo:rsid="003426ea" style:font-style-asian="normal" style:font-style-complex="normal"/>
    </style:style>
    <style:style style:name="T48" style:family="text">
      <style:text-properties fo:font-style="normal" officeooo:rsid="00358796" style:font-style-asian="normal" style:font-style-complex="normal"/>
    </style:style>
    <style:style style:name="T49" style:family="text">
      <style:text-properties fo:font-style="normal" officeooo:rsid="0035bcc1" style:font-style-asian="normal" style:font-style-complex="normal"/>
    </style:style>
    <style:style style:name="T50" style:family="text">
      <style:text-properties fo:font-style="normal" officeooo:rsid="00366722" style:font-style-asian="normal" style:font-style-complex="normal"/>
    </style:style>
    <style:style style:name="T51" style:family="text">
      <style:text-properties fo:font-style="normal" officeooo:rsid="0037ed67" style:font-style-asian="normal" style:font-style-complex="normal"/>
    </style:style>
    <style:style style:name="T52" style:family="text">
      <style:text-properties fo:font-style="normal" officeooo:rsid="00392d8d" style:font-style-asian="normal" style:font-style-complex="normal"/>
    </style:style>
    <style:style style:name="T53" style:family="text">
      <style:text-properties fo:font-style="normal" officeooo:rsid="003af237" style:font-style-asian="normal" style:font-style-complex="normal"/>
    </style:style>
    <style:style style:name="T54" style:family="text">
      <style:text-properties fo:font-style="normal" officeooo:rsid="003b9955" style:font-style-asian="normal" style:font-style-complex="normal"/>
    </style:style>
    <style:style style:name="T55" style:family="text">
      <style:text-properties fo:font-style="normal" officeooo:rsid="003cabab" style:font-style-asian="normal" style:font-style-complex="normal"/>
    </style:style>
    <style:style style:name="T56" style:family="text">
      <style:text-properties fo:font-style="normal" style:text-underline-style="none" officeooo:rsid="003cabab" style:font-style-asian="normal" style:font-style-complex="normal"/>
    </style:style>
    <style:style style:name="T57" style:family="text">
      <style:text-properties fo:font-style="normal" style:text-underline-style="none" officeooo:rsid="003e672c" style:font-style-asian="normal" style:font-style-complex="normal"/>
    </style:style>
    <style:style style:name="T58" style:family="text">
      <style:text-properties fo:font-style="normal" style:text-underline-style="none" officeooo:rsid="003e887f" style:font-style-asian="normal" style:font-style-complex="normal"/>
    </style:style>
    <style:style style:name="T59" style:family="text">
      <style:text-properties fo:font-style="normal" style:text-underline-style="none" officeooo:rsid="003fe7fe" style:font-style-asian="normal" style:font-style-complex="normal"/>
    </style:style>
    <style:style style:name="T60" style:family="text">
      <style:text-properties fo:font-style="normal" style:text-underline-style="none" officeooo:rsid="0040d50a" style:font-style-asian="normal" style:font-style-complex="normal"/>
    </style:style>
    <style:style style:name="T61" style:family="text">
      <style:text-properties fo:font-style="normal" style:text-underline-style="none" officeooo:rsid="0042b84a" style:font-style-asian="normal" style:font-style-complex="normal"/>
    </style:style>
    <style:style style:name="T62" style:family="text">
      <style:text-properties fo:font-style="normal" style:text-underline-style="none" officeooo:rsid="0042c538" style:font-style-asian="normal" style:font-style-complex="normal"/>
    </style:style>
    <style:style style:name="T63" style:family="text">
      <style:text-properties fo:font-style="normal" style:text-underline-style="none" officeooo:rsid="00441992" style:font-style-asian="normal" style:font-style-complex="normal"/>
    </style:style>
    <style:style style:name="T64" style:family="text">
      <style:text-properties fo:font-style="normal" style:text-underline-style="none" officeooo:rsid="0045d71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20"> to be shot down. That was the last thing he wanted. To be shot down on his </text:span><text:span text:style-name="T21">home coming day. </text:span><text:span text:style-name="T22">He couldn’t wait to see his friends aboard the Fearless again. Their time in Ketish’s prison camp had been rough, but as far as he knew, they all managed to escape.</text:span></text:p>
      <text:p text:style-name="P5"><text:span text:style-name="T22"><text:tab/></text:span><text:span text:style-name="T23">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24">Bert missed home.</text:span></text:p>
      <text:p text:style-name="P5"><text:soft-page-break/><text:span text:style-name="T24"><text:tab/></text:span><text:span text:style-name="T25">As Bert thought about home, the Wormhole Sniffing Device, or WSD for short, began beeping. Bert locked onto the coordinates of the possible wormhole starting to open and navigated towards it. </text:span><text:span text:style-name="T26">A re</text:span><text:span text:style-name="T27">d</text:span><text:span text:style-name="T26">dish wormhole opened up before him and then abruptly closed before Bert’s ship could enter it. If he remembered, the wormhole he had gone through was blue. Bert wasn’t sure if there was a different in the colors of wormholes, just that led to different parts of space.</text:span></text:p>
      <text:p text:style-name="P5"><text:span text:style-name="T26"><text:tab/>“</text:span><text:span text:style-name="T28">Well at least the WSD works.” Bert commented. </text:span><text:span text:style-name="T29">Looking at his star charts, Bert fed in Earth’s coordinates into the WSD hoping that would make the device give a more accurate route. He wasn’t sure </text:span><text:span text:style-name="T12">that’s</text:span><text:span text:style-name="T29"> how it worked, but well here’s hoping!</text:span></text:p>
      <text:p text:style-name="P5"><text:span text:style-name="T29"><text:tab/></text:span><text:span text:style-name="T30">Another wormhole opened up in front of Bert’s shuttle. This time he had time to navigate towards it, and </text:span><text:span text:style-name="T13">into</text:span><text:span text:style-name="T30"> it. The wormhole swallowed him up and he was gone. </text:span><text:span text:style-name="T31">Vanished without a trace.</text:span></text:p>
      <text:p text:style-name="P7"><text:tab/>The ride was rather bumpy. Tunnels upon tunnels going to different places as Bert zipped passed them. It was like a whole network of tunnels and mazes. Bert held onto the shuttle’s controls to stabilize himself. He was getting queasy. Bert’s back was pressed hard against the cockpit chair. He felt like he was going to throw up.</text:p>
      <text:p text:style-name="P5"><text:span text:style-name="T31"><text:tab/>“</text:span><text:span text:style-name="T32">Computer.” Bert said. “Are we anywhere near the coordinates I entered into the WSD?” Bert asked the computer. He wasn’t sure it would give him any accurate information as this had never been tested before, but it was worth a shot.</text:span></text:p>
      <text:p text:style-name="P5"><text:span text:style-name="T32"><text:tab/></text:span><text:span text:style-name="T33">The computer analyzed the data for a moment and then made a beeping noise. “</text:span><text:span text:style-name="T34">Affirmative, coordinates located at thirty-five by sixty-two by eight. Locking on coordinates, changing course.”</text:span></text:p>
      <text:p text:style-name="P5"><text:span text:style-name="T34"><text:tab/>Bert nodded. </text:span><text:span text:style-name="T14">Good, good</text:span><text:span text:style-name="T34">. He thought. </text:span><text:span text:style-name="T15">Just keep doing what you’re doing and we’ll be home free!</text:span><text:span text:style-name="T35"> He checked his readings and smiled. Bert would be home in no time. </text:span><text:span text:style-name="T36">He couldn’t wait to eat some of his mom’s home made cooking. If she was still talking to him that was. </text:span><text:span text:style-name="T37">Bert hadn’t seen his mother in a long time, something he had to correct. Work had always managed to be an escape for him. Being held captive on the Dubor home world didn’t help matters.</text:span></text:p>
      <text:p text:style-name="P5"><text:span text:style-name="T37"><text:tab/></text:span><text:span text:style-name="T38">Exiting the wormhole, Bert looked around at the stars. None of Earth’s constellations could be seen. </text:span><text:span text:style-name="T39">His ship locked onto a lifeless planet. A moon was orbiting it. The sun shone bright over the third planet in the star system. </text:span><text:span text:style-name="T40">Bert engaged his thrusters towards the planet and found a landing spot. </text:span><text:span text:style-name="T41">As his shuttle descended in the atmosphere, he took readings. It was an oxygen nitrogen atmosphere similar to that of Earth, but there were no civilizations present on the surface of the planet. It looked like a nuclear explosion had gone off and no one saw it coming.</text:span></text:p>
      <text:p text:style-name="P5"><text:soft-page-break/><text:span text:style-name="T41"><text:tab/></text:span><text:span text:style-name="T42">As Bert’s shuttle landed with a soft thud, he prepared himself by gearing up in a hazmat suit. There was no way in hell he was taking any chances on the atmosphere even though it read as clean. A nuclear winter had come and gone. It appeared to be cleared up now, but there could still be debris floating about in the atmosphere that could be lethal to him.</text:span></text:p>
      <text:p text:style-name="P5"><text:span text:style-name="T42"><text:tab/></text:span><text:span text:style-name="T43">Stepping out of his shuttle, Bert looked around. There was no grass. The ground was barren. There was no running water from what he could tell either. Everything was just … dead. </text:span><text:span text:style-name="T44">Pulling out an oxygen reader, Bert checked the levels. They read exactly as what the shuttle had reported. No change.</text:span></text:p>
      <text:p text:style-name="P5"><text:span text:style-name="T44"><text:tab/>“</text:span><text:span text:style-name="T45">Computer.” Bert said. “Is this atmosphere breathable for me? Am I safe?”</text:span></text:p>
      <text:p text:style-name="P5"><text:span text:style-name="T45"><text:tab/>The computer beeped in his helmet. “It is safe for you to breathe.” The computer reported.</text:span></text:p>
      <text:p text:style-name="P5"><text:span text:style-name="T45"><text:tab/>Bert removed his helmet and took in a deep breath of fresh air. It was an odd sensation considering how barren the planet was. The air was clean. </text:span><text:span text:style-name="T46">Bert checked a radiation patch he wore, it was showing green. If it turned black, he would be in some serious trouble.</text:span></text:p>
      <text:p text:style-name="P5"><text:span text:style-name="T46"><text:tab/></text:span><text:span text:style-name="T47">As he walked around the landing area, Bert somewhat recognized it. It had once been a park, he had been to that park on numerous occasions. The posts where the dugout had been still stood for the baseball diamond. </text:span><text:span text:style-name="T48">He paused. He was on Earth. But … when? What year was it? He didn’t have a clue.</text:span></text:p>
      <text:p text:style-name="P5"><text:span text:style-name="T48"><text:tab/></text:span><text:span text:style-name="T49">A man approached Bert. He looked him up and down. The man didn’t recognize Bert, and Bert didn’t recognize the man. They were strangers to each other. </text:span><text:span text:style-name="T50">Each man stared each other down, unwilling to initiate contact with the other. This was no way to start a conversation. The alien, or non human, decided to speak.</text:span></text:p>
      <text:p text:style-name="P5"><text:span text:style-name="T50"><text:tab/>“Hello, my name is Nokev.” The Shuka resident said. “</text:span><text:span text:style-name="T51">Who are you?”</text:span></text:p>
      <text:p text:style-name="P5"><text:span text:style-name="T51"><text:tab/>Bert couldn’t believe his ears. “Nokev?” He asked.</text:span></text:p>
      <text:p text:style-name="P5"><text:span text:style-name="T51"><text:tab/>Nokev nodded. “Yes … as I said </text:span><text:span text:style-name="T16">that</text:span><text:span text:style-name="T51"> is my name. You are …”</text:span></text:p>
      <text:p text:style-name="P5"><text:span text:style-name="T51"><text:tab/>“</text:span><text:span text:style-name="T55">Commander </text:span><text:span text:style-name="T51">Bert McDuff, first officer of the U.S.S. Fearless.” Bert finally managed to blurt out. “</text:span><text:span text:style-name="T52">You’re Nokev!” He exclaimed. “How are you here?”</text:span></text:p>
      <text:p text:style-name="P5"><text:span text:style-name="T52"><text:tab/>Nokev sighed. “I’ve lived a long time.” He said. “To be honest, it’s growing quite boring. Whatever I did out on The Rim, it changed me.”</text:span></text:p>
      <text:p text:style-name="P5"><text:span text:style-name="T52"><text:tab/>Bert nodded. “Right.” He said. “Um, I’m a little confused. Is this Earth?”</text:span></text:p>
      <text:p text:style-name="P5"><text:span text:style-name="T52"><text:tab/>Nokev smiled. “Yes, you are standing on the planet once known as Earth. Sol III if you’d like. Either is fine with me. It hasn’t been inhabited for a long time.”</text:span></text:p>
      <text:p text:style-name="P5"><text:span text:style-name="T52"><text:tab/>Bert was confused. “So … what year is it exactly?”</text:span></text:p>
      <text:p text:style-name="P5"><text:soft-page-break/><text:span text:style-name="T52"><text:tab/></text:span><text:span text:style-name="T53">Nokev chuckled nervously. “Ah ah …” He said. “Three thousand forty-seven.” Nokev looked to the sky. It was neither blue nor green, not even a brown color. It was just meh. A gray color at best.</text:span></text:p>
      <text:p text:style-name="P5"><text:span text:style-name="T53"><text:tab/></text:span><text:span text:style-name="T54">Bert sat down on the ground. “I’ve been transported eight hundred </text:span><text:span text:style-name="T17">years</text:span><text:span text:style-name="T54"> into the future?!” He exclaimed. “This is not good! Not good at all.”</text:span></text:p>
      <text:p text:style-name="P5"><text:span text:style-name="T54"><text:tab/>Nokev shrugged. “Funny thing those wormholes, commander.” He said. “</text:span><text:span text:style-name="T55">They’re hardly ever predictable. So many things can happen when you enter a wormhole. Sounds like you entered an </text:span><text:span text:style-name="T18">unstable</text:span><text:span text:style-name="T56"> wormhole. It’s my best guess at least.” He looked around. This part of the planet was always depressing. He preferred the mountains. There was snow </text:span><text:span text:style-name="T57">in the mountains. </text:span><text:span text:style-name="T58">One of the very few places it even snowed or rained anymore.</text:span></text:p>
      <text:p text:style-name="P5"><text:span text:style-name="T58"><text:tab/>“</text:span><text:span text:style-name="T59">So … if I go back into the wormhole, will I return to my own time?” Bert asked cautiously.</text:span></text:p>
      <text:p text:style-name="P5"><text:span text:style-name="T59"><text:tab/>Nokev didn’t have an answer to the question. He had never traveled anywhere in a wormhole. He just had the misfortune of living for a very long time. It was really a curse more than a blessing. </text:span><text:span text:style-name="T60">But it was life and that’s all he knew about it.</text:span></text:p>
      <text:p text:style-name="P5"><text:span text:style-name="T60"><text:tab/>“</text:span><text:span text:style-name="T61">I’ve learned a lot about life over my many years of existence.” Nokev said. “One of those things is don’t get caught up in the thing you cannot change. </text:span><text:span text:style-name="T62">You’ll have plenty of time to make mistakes as time moves on.”</text:span></text:p>
      <text:p text:style-name="P5"><text:span text:style-name="T62"><text:tab/>“</text:span><text:span text:style-name="T63">Okay… so that really doesn’t answer my question.” Bert said.</text:span></text:p>
      <text:p text:style-name="P5"><text:span text:style-name="T63"><text:tab/>Nokev chuckled. “Perhaps you asked the wrong question.” </text:span><text:span text:style-name="T64">He said. “But what does it matter? The important thing now is that you’re here and you are alive. What more can you want from this life?”</text:span></text:p>
      <text:p text:style-name="P5"><text:span text:style-name="T64"><text:tab/>“Uh, to go home.” Bert said. “This is my home, but it’s not </text:span><text:span text:style-name="T19">my</text:span><text:span text:style-name="T64"> home. Do you understand that concep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05T16:43:42.467099572">02/0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5T16:43:42.394988609</dc:date>
    <meta:editing-duration>PT3H25M23S</meta:editing-duration>
    <meta:editing-cycles>64</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4" meta:word-count="1651" meta:character-count="9075" meta:non-whitespace-character-count="7429"/>
  </office:meta>
</office:document-meta>
</file>